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1fd85" officeooo:paragraph-rsid="0031fd85" style:font-name-asian="Arial3" style:font-size-asian="12pt" style:font-name-complex="Arial3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059bf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957e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1fd85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957e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059bf" style:font-style-asian="normal" style:font-weight-asian="normal" style:text-emphasize="none"/>
    </style:style>
    <style:style style:name="T19" style:family="text">
      <style:text-properties officeooo:rsid="00129edb"/>
    </style:style>
    <style:style style:name="T20" style:family="text">
      <style:text-properties officeooo:rsid="001adce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3" style:family="text">
      <style:text-properties fo:language="en" fo:country="GB" officeooo:rsid="00282a28"/>
    </style:style>
    <style:style style:name="T24" style:family="text">
      <style:text-properties fo:language="en" fo:country="GB" officeooo:rsid="002a51ab"/>
    </style:style>
    <style:style style:name="T25" style:family="text">
      <style:text-properties fo:language="en" fo:country="GB" officeooo:rsid="002b957e"/>
    </style:style>
    <style:style style:name="T26" style:family="text">
      <style:text-properties officeooo:rsid="002a51ab"/>
    </style:style>
    <style:style style:name="T27" style:family="text">
      <style:text-properties officeooo:rsid="002b957e"/>
    </style:style>
    <style:style style:name="T28" style:family="text">
      <style:text-properties officeooo:rsid="0031fd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25">53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Sort but<text:span text:style-name="T26">t</text:span>on – the items are not remain<text:span text:style-name="T28">ing</text:span> sorted at return to Home page from <text:span text:style-name="T26">Checkout </text:span><text:span text:style-name="T27">overview</text:span><text:span text:style-name="T26"> page</text:span> <text:span text:style-name="T23">with “</text:span><text:span text:style-name="T25">cancel</text:span><text:span text:style-name="T23">” </text:span><text:span text:style-name="T24">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</text:span><text:span text:style-name="T5">7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8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21">Chrome </text:span><text:span text:style-name="T2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0">1</text:span></text:p>
          </table:table-cell>
        </table:table-row>
      </table:table>
      <text:p text:style-name="P1"/>
      <text:p text:style-name="P1"/>
      <text:p text:style-name="P10">Description</text:p>
      <text:p text:style-name="P23"><text:span text:style-name="T12">A</text:span><text:span text:style-name="T10">t return to Home page from </text:span><text:span text:style-name="T7">Checkout </text:span><text:span text:style-name="T8">overview </text:span><text:span text:style-name="T7">page</text:span><text:span text:style-name="T10"> </text:span><text:span text:style-name="T13">with “</text:span><text:span text:style-name="T15">cancel</text:span><text:span text:style-name="T13">” </text:span><text:span text:style-name="T14">button</text:span><text:span text:style-name="T10">, the items are not remain</text:span><text:span text:style-name="T9">ing</text:span><text:span text:style-name="T10"> sorted </text:span><text:span text:style-name="T12">by the option chosen </text:span><text:span text:style-name="T13">initially </text:span><text:span text:style-name="T11">in Home page.</text:span></text:p>
      <text:p text:style-name="P14"/>
      <text:p text:style-name="P10">Steps to reproduce</text:p>
      <text:p text:style-name="P17">1. access site www.saucedemo.com in Chrome </text:p>
      <text:p text:style-name="P21"><text:span text:style-name="T16">2. insert valid data in field “Username” </text:span><text:span text:style-name="T17">(</text:span><text:span text:style-name="T18">visual</text:span><text:span text:style-name="T17">_user)</text:span></text:p>
      <text:p text:style-name="P21"><text:span text:style-name="T16">3. insert valid data in field “Password” </text:span><text:span text:style-name="T17">(secret_sauce)</text:span></text:p>
      <text:p text:style-name="P18">4. press “Login” button</text:p>
      <text:p text:style-name="P18">5. choose sort by price (low to high)</text:p>
      <text:p text:style-name="P18">6. add to cart one item</text:p>
      <text:p text:style-name="P18">7. click the icon of the cart </text:p>
      <text:p text:style-name="P18">8. click “checkout” button </text:p>
      <text:p text:style-name="P18">9. insert valid data in field “First name”</text:p>
      <text:p text:style-name="P18">10. insert valid data in field “Last name”</text:p>
      <text:p text:style-name="P18">11. insert valid data in field “Zip/Postal code”</text:p>
      <text:p text:style-name="P18">12. press “continue” button</text:p>
      <text:p text:style-name="P18">13. click “cancel” button</text:p>
      <text:p text:style-name="P11"/>
      <text:p text:style-name="P10">Expected result</text:p>
      <text:p text:style-name="P16">At return to Home page the items remain sorted by <text:span text:style-name="T27">price (low to high)</text:span>.</text:p>
      <text:p text:style-name="P16"/>
      <text:p text:style-name="P16"/>
      <text:p text:style-name="P10"><text:soft-page-break/>Actual result</text:p>
      <text:p text:style-name="P15">At return to Home page the items are sorted by name (A to Z).</text:p>
      <text:p text:style-name="P9"/>
      <text:p text:style-name="P10">Notes</text:p>
      <text:p text:style-name="P1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8</meta:editing-cycles>
    <meta:creation-date>2024-02-05T18:33:00</meta:creation-date>
    <dc:date>2024-05-04T18:15:00.391000000</dc:date>
    <meta:editing-duration>PT1H40M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4" meta:word-count="201" meta:character-count="1187" meta:non-whitespace-character-count="1021"/>
    <meta:user-defined meta:name="AppVersion">16.0000</meta:user-defined>
    <meta:template xlink:type="simple" xlink:actuate="onRequest" xlink:title="Normal" xlink:href=""/>
  </office:meta>
</office:document-meta>
</file>